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7ab29"/>
    </style:style>
    <style:style style:name="P2" style:family="paragraph" style:parent-style-name="Heading_20_2">
      <style:paragraph-properties fo:text-align="center" style:justify-single-word="false"/>
      <style:text-properties officeooo:rsid="0017ab29" officeooo:paragraph-rsid="0017ab29"/>
    </style:style>
    <style:style style:name="P3" style:family="paragraph" style:parent-style-name="Text_20_body">
      <style:paragraph-properties fo:text-align="center" style:justify-single-word="false"/>
      <style:text-properties officeooo:paragraph-rsid="0017ab29"/>
    </style:style>
    <style:style style:name="P4" style:family="paragraph" style:parent-style-name="Text_20_body">
      <style:paragraph-properties fo:text-align="center" style:justify-single-word="false" fo:break-before="page"/>
      <style:text-properties officeooo:rsid="002c0207" officeooo:paragraph-rsid="002c0207"/>
    </style:style>
    <style:style style:name="P5" style:family="paragraph" style:parent-style-name="Text_20_body">
      <style:paragraph-properties fo:text-align="center" style:justify-single-word="false"/>
      <style:text-properties officeooo:rsid="002c0207" officeooo:paragraph-rsid="002c0207"/>
    </style:style>
    <style:style style:name="P6" style:family="paragraph" style:parent-style-name="Text_20_body">
      <style:paragraph-properties fo:text-align="center" style:justify-single-word="false"/>
      <style:text-properties officeooo:rsid="002c0207" officeooo:paragraph-rsid="0032571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cca6e"/>
    </style:style>
    <style:style style:name="T2" style:family="text">
      <style:text-properties officeooo:rsid="0022d7a0"/>
    </style:style>
    <style:style style:name="T3" style:family="text">
      <style:text-properties officeooo:rsid="002c8ce6"/>
    </style:style>
    <style:style style:name="T4" style:family="text">
      <style:text-properties officeooo:rsid="002cbdcf"/>
    </style:style>
    <style:style style:name="T5" style:family="text">
      <style:text-properties officeooo:rsid="002e2835"/>
    </style:style>
    <style:style style:name="T6" style:family="text">
      <style:text-properties officeooo:rsid="002ebe1d"/>
    </style:style>
    <style:style style:name="T7" style:family="text">
      <style:text-properties officeooo:rsid="0032571b"/>
    </style:style>
    <style:style style:name="T8" style:family="text">
      <style:text-properties fo:font-size="12pt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0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1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1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2">Примерные с</text:span>остояния игры «Arkanoid». <text:span text:style-name="T1">Без механизма сохранений. Каждый раз игра стартует заново.</text:span></text:h>
      <text:p text:style-name="P1"><draw:frame text:anchor-type="paragraph" draw:z-index="0" draw:name="Врезка 1" draw:style-name="gr2" draw:text-style-name="P8" svg:width="2.761cm" svg:height="0.976cm" svg:x="-1.042cm" svg:y="0.086cm"><draw:text-box><text:p>Запуск окна приложения.</text:p></draw:text-box></draw:frame><draw:frame text:anchor-type="paragraph" draw:z-index="1" draw:name="Врезка 2" draw:style-name="gr7" draw:text-style-name="P9" svg:width="4.608cm" svg:height="1.049cm" svg:x="-0.056cm" svg:y="4.664cm"><draw:text-box><text:p><text:span text:style-name="T8">Начало </text:span><text:span text:style-name="T8">воспроизведения</text:span></text:p><text:p><text:span text:style-name="T8">фоновой музыки</text:span></text:p></draw:text-box></draw:frame><draw:frame text:anchor-type="paragraph" draw:z-index="2" draw:name="Врезка 3" draw:style-name="gr6" draw:text-style-name="P8" svg:width="6.037cm" svg:height="1.068cm" svg:x="6.521cm" svg:y="1.3cm"><draw:text-box><text:p>Загрузка статичного или первого уровня в игровой фрейм.</text:p></draw:text-box></draw:frame><draw:frame text:anchor-type="paragraph" draw:z-index="3" draw:name="Врезка 4" draw:style-name="gr5" draw:text-style-name="P8" svg:width="4.635cm" svg:height="1.142cm" svg:x="-0.954cm" svg:y="6.985cm"><draw:text-box><text:p>Инициализация фрейма состояния.</text:p></draw:text-box></draw:frame><draw:frame text:anchor-type="paragraph" draw:z-index="4" draw:name="Врезка 5" draw:style-name="gr4" draw:text-style-name="P8" svg:width="3.349cm" svg:height="0.653cm" svg:x="7.581cm" svg:y="3.194cm"><draw:text-box><text:p>Загрузка шарика</text:p></draw:text-box></draw:frame><draw:frame text:anchor-type="paragraph" draw:z-index="5" draw:name="Врезка 6" draw:style-name="gr3" draw:text-style-name="P8" svg:width="4.291cm" svg:height="0.668cm" svg:x="7.382cm" svg:y="5.032cm"><draw:text-box><text:p>Загрузка платформы.</text:p></draw:text-box></draw:frame><draw:frame text:anchor-type="paragraph" draw:z-index="6" draw:name="Врезка 7" draw:style-name="gr2" draw:text-style-name="P8" svg:width="4.65cm" svg:height="0.976cm" svg:x="-0.457cm" svg:y="1.919cm"><draw:text-box><text:p>Загрузка игрового фрейма.</text:p></draw:text-box></draw:frame><draw:line text:anchor-type="paragraph" draw:z-index="7" draw:name="Линия 1" draw:style-name="gr1" draw:text-style-name="P7" svg:x1="0.102cm" svg:y1="1.062cm" svg:x2="0.788cm" svg:y2="1.858cm"><text:p/></draw:line><draw:line text:anchor-type="paragraph" draw:z-index="8" draw:name="Линия 2" draw:style-name="gr1" draw:text-style-name="P7" svg:x1="1.318cm" svg:y1="2.831cm" svg:x2="2.248cm" svg:y2="4.664cm"><text:p/></draw:line><draw:line text:anchor-type="paragraph" draw:z-index="9" draw:name="Линия 3" draw:style-name="gr1" draw:text-style-name="P7" svg:x1="4.193cm" svg:y1="2.636cm" svg:x2="6.521cm" svg:y2="2.163cm"><text:p/></draw:line><draw:line text:anchor-type="paragraph" draw:z-index="10" draw:name="Линия 4" draw:style-name="gr1" draw:text-style-name="P7" svg:x1="9.356cm" svg:y1="2.367cm" svg:x2="9.183cm" svg:y2="3.194cm"><text:p/></draw:line><draw:line text:anchor-type="paragraph" draw:z-index="11" draw:name="Линия 5" draw:style-name="gr1" draw:text-style-name="P7" svg:x1="8.939cm" svg:y1="3.847cm" svg:x2="8.782cm" svg:y2="5.138cm"><text:p/></draw:line><draw:line text:anchor-type="paragraph" draw:z-index="12" draw:name="Линия 6" draw:style-name="gr1" draw:text-style-name="P7" svg:x1="-0.757cm" svg:y1="1.062cm" svg:x2="-0.614cm" svg:y2="6.904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tate_Of_<text:span text:style-name="T3">Platform_of_</text:span>Arcanoid</text:p>
      <text:p text:style-name="P5"/>
      <text:p text:style-name="P5">* <text:span text:style-name="T6">action </text:span><text:span text:style-name="T7">state </text:span><text:span text:style-name="T6">single</text:span></text:p>
      <text:p text:style-name="P6">* <text:span text:style-name="T4">action </text:span><text:span text:style-name="T7">state </text:span>enter </text:p>
      <text:p text:style-name="P6">* <text:span text:style-name="T5">action </text:span><text:span text:style-name="T7">state </text:span>update </text:p>
      <text:p text:style-name="P6">*<text:span text:style-name="T5">action</text:span> <text:span text:style-name="T7">state </text:span><text:span text:style-name="T4">re</text:span>paint </text:p>
      <text:p text:style-name="P6">*<text:span text:style-name="T4">action</text:span> <text:span text:style-name="T7">state </text:span><text:span text:style-name="T4">exit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Roboto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Roboto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1:10:24.626872199</meta:creation-date>
    <dc:date>2023-12-12T18:46:19.747307083</dc:date>
    <meta:editing-duration>PT5H44M52S</meta:editing-duration>
    <meta:editing-cycles>21</meta:editing-cycles>
    <meta:generator>LibreOffice/7.2.5.1$Linux_X86_64 LibreOffice_project/20$Build-1</meta:generator>
    <meta:document-statistic meta:table-count="0" meta:image-count="0" meta:object-count="0" meta:page-count="2" meta:paragraph-count="7" meta:word-count="31" meta:character-count="229" meta:non-whitespace-character-count="201"/>
  </office:meta>
</office:document-meta>
</file>